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, Consolas, Courier New" svg:font-family="'Cascadia Code, Consolas, Courier New'" style:font-family-generic="roman" style:font-pitch="variable"/>
    <style:font-face style:name="Cascadia Code, Consolas, Courier New1" svg:font-family="'Cascadia Code, Consolas, Courier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5.921cm" style:rel-width="100%" fo:margin-left="0cm" fo:margin-top="0cm" fo:margin-bottom="0cm" table:align="left" style:writing-mode="lr-tb"/>
    </style:style>
    <style:style style:name="Tabela1.A" style:family="table-column">
      <style:table-column-properties style:column-width="3.979cm" style:rel-column-width="16383*"/>
    </style:style>
    <style:style style:name="Tabela1.B" style:family="table-column">
      <style:table-column-properties style:column-width="3.981cm" style:rel-column-width="16384*"/>
    </style:style>
    <style:style style:name="Tabela1.D" style:family="table-column">
      <style:table-column-properties style:column-width="3.979cm" style:rel-column-width="16381*"/>
    </style:style>
    <style:style style:name="Tabela1.1" style:family="table-row">
      <style:table-row-properties style:min-row-height="1.27cm" fo:keep-together="always"/>
    </style:style>
    <style:style style:name="Tabela1.A1" style:family="table-cell">
      <style:table-cell-properties style:vertical-align="middle" fo:padding-left="0.212cm" fo:padding-right="0.212cm" fo:padding-top="0.176cm" fo:padding-bottom="0.176cm" fo:border-left="none" fo:border-right="0.25pt solid #f6f8fa" fo:border-top="0.5pt solid #e1e4e8" fo:border-bottom="0.25pt solid #e1e4e8"/>
    </style:style>
    <style:style style:name="Tabela1.B1" style:family="table-cell">
      <style:table-cell-properties style:vertical-align="middle" fo:padding-left="0.212cm" fo:padding-right="0.212cm" fo:padding-top="0.176cm" fo:padding-bottom="0.176cm" fo:border-left="0.25pt solid #f6f8fa" fo:border-right="0.25pt solid #f6f8fa" fo:border-top="0.5pt solid #e1e4e8" fo:border-bottom="0.25pt solid #e1e4e8"/>
    </style:style>
    <style:style style:name="Tabela1.D1" style:family="table-cell">
      <style:table-cell-properties style:vertical-align="middle" fo:padding-left="0.212cm" fo:padding-right="0.212cm" fo:padding-top="0.176cm" fo:padding-bottom="0.176cm" fo:border-left="0.25pt solid #f6f8fa" fo:border-right="none" fo:border-top="0.5pt solid #e1e4e8" fo:border-bottom="0.25pt solid #e1e4e8"/>
    </style:style>
    <style:style style:name="Tabela1.2" style:family="table-row">
      <style:table-row-properties style:min-row-height="1.016cm" fo:keep-together="always"/>
    </style:style>
    <style:style style:name="Tabela1.A2" style:family="table-cell">
      <style:table-cell-properties style:vertical-align="middle" fo:padding-left="0.212cm" fo:padding-right="0.212cm" fo:padding-top="0.141cm" fo:padding-bottom="0.141cm" fo:border-left="none" fo:border-right="0.25pt solid #f6f8fa" fo:border-top="0.25pt solid #e1e4e8" fo:border-bottom="0.25pt solid #e1e4e8"/>
    </style:style>
    <style:style style:name="Tabela1.B2" style:family="table-cell">
      <style:table-cell-properties style:vertical-align="middle" fo:padding-left="0.212cm" fo:padding-right="0.212cm" fo:padding-top="0.141cm" fo:padding-bottom="0.141cm" fo:border-left="0.25pt solid #f6f8fa" fo:border-right="0.25pt solid #f6f8fa" fo:border-top="0.25pt solid #e1e4e8" fo:border-bottom="0.25pt solid #e1e4e8"/>
    </style:style>
    <style:style style:name="Tabela1.D2" style:family="table-cell">
      <style:table-cell-properties style:vertical-align="middle" fo:padding-left="0.212cm" fo:padding-right="0.212cm" fo:padding-top="0.141cm" fo:padding-bottom="0.141cm" fo:border-left="0.25pt solid #f6f8fa" fo:border-right="none" fo:border-top="0.25pt solid #e1e4e8" fo:border-bottom="0.25pt solid #e1e4e8"/>
    </style:style>
    <style:style style:name="Tabela1.A5" style:family="table-cell">
      <style:table-cell-properties style:vertical-align="middle" fo:padding-left="0.212cm" fo:padding-right="0.212cm" fo:padding-top="0.141cm" fo:padding-bottom="0.141cm" fo:border-left="none" fo:border-right="0.25pt solid #f6f8fa" fo:border-top="0.25pt solid #e1e4e8" fo:border-bottom="0.5pt solid #e1e4e8"/>
    </style:style>
    <style:style style:name="Tabela1.B5" style:family="table-cell">
      <style:table-cell-properties style:vertical-align="middle" fo:padding-left="0.212cm" fo:padding-right="0.212cm" fo:padding-top="0.141cm" fo:padding-bottom="0.141cm" fo:border-left="0.25pt solid #f6f8fa" fo:border-right="0.25pt solid #f6f8fa" fo:border-top="0.25pt solid #e1e4e8" fo:border-bottom="0.5pt solid #e1e4e8"/>
    </style:style>
    <style:style style:name="Tabela1.D5" style:family="table-cell">
      <style:table-cell-properties style:vertical-align="middle" fo:padding-left="0.212cm" fo:padding-right="0.212cm" fo:padding-top="0.141cm" fo:padding-bottom="0.141cm" fo:border-left="0.25pt solid #f6f8fa" fo:border-right="none" fo:border-top="0.25pt solid #e1e4e8" fo:border-bottom="0.5pt solid #e1e4e8"/>
    </style:style>
    <style:style style:name="Tabela2" style:family="table">
      <style:table-properties style:width="15.921cm" style:rel-width="100%" fo:margin-left="0cm" fo:margin-top="0cm" fo:margin-bottom="0cm" table:align="left" style:writing-mode="lr-tb"/>
    </style:style>
    <style:style style:name="Tabela2.A" style:family="table-column">
      <style:table-column-properties style:column-width="3.979cm" style:rel-column-width="16383*"/>
    </style:style>
    <style:style style:name="Tabela2.B" style:family="table-column">
      <style:table-column-properties style:column-width="3.981cm" style:rel-column-width="16384*"/>
    </style:style>
    <style:style style:name="Tabela2.D" style:family="table-column">
      <style:table-column-properties style:column-width="3.979cm" style:rel-column-width="16381*"/>
    </style:style>
    <style:style style:name="Tabela2.1" style:family="table-row">
      <style:table-row-properties style:min-row-height="1.27cm" fo:keep-together="always"/>
    </style:style>
    <style:style style:name="Tabela2.A1" style:family="table-cell">
      <style:table-cell-properties style:vertical-align="middle" fo:padding-left="0.212cm" fo:padding-right="0.212cm" fo:padding-top="0.176cm" fo:padding-bottom="0.176cm" fo:border-left="none" fo:border-right="0.25pt solid #f6f8fa" fo:border-top="0.5pt solid #e1e4e8" fo:border-bottom="0.25pt solid #e1e4e8"/>
    </style:style>
    <style:style style:name="Tabela2.B1" style:family="table-cell">
      <style:table-cell-properties style:vertical-align="middle" fo:padding-left="0.212cm" fo:padding-right="0.212cm" fo:padding-top="0.176cm" fo:padding-bottom="0.176cm" fo:border-left="0.25pt solid #f6f8fa" fo:border-right="0.25pt solid #f6f8fa" fo:border-top="0.5pt solid #e1e4e8" fo:border-bottom="0.25pt solid #e1e4e8"/>
    </style:style>
    <style:style style:name="Tabela2.D1" style:family="table-cell">
      <style:table-cell-properties style:vertical-align="middle" fo:padding-left="0.212cm" fo:padding-right="0.212cm" fo:padding-top="0.176cm" fo:padding-bottom="0.176cm" fo:border-left="0.25pt solid #f6f8fa" fo:border-right="none" fo:border-top="0.5pt solid #e1e4e8" fo:border-bottom="0.25pt solid #e1e4e8"/>
    </style:style>
    <style:style style:name="Tabela2.2" style:family="table-row">
      <style:table-row-properties style:min-row-height="1.016cm" fo:keep-together="always"/>
    </style:style>
    <style:style style:name="Tabela2.A2" style:family="table-cell">
      <style:table-cell-properties style:vertical-align="middle" fo:padding-left="0.212cm" fo:padding-right="0.212cm" fo:padding-top="0.141cm" fo:padding-bottom="0.141cm" fo:border-left="none" fo:border-right="0.25pt solid #f6f8fa" fo:border-top="0.25pt solid #e1e4e8" fo:border-bottom="0.25pt solid #e1e4e8"/>
    </style:style>
    <style:style style:name="Tabela2.B2" style:family="table-cell">
      <style:table-cell-properties style:vertical-align="middle" fo:padding-left="0.212cm" fo:padding-right="0.212cm" fo:padding-top="0.141cm" fo:padding-bottom="0.141cm" fo:border-left="0.25pt solid #f6f8fa" fo:border-right="0.25pt solid #f6f8fa" fo:border-top="0.25pt solid #e1e4e8" fo:border-bottom="0.25pt solid #e1e4e8"/>
    </style:style>
    <style:style style:name="Tabela2.D2" style:family="table-cell">
      <style:table-cell-properties style:vertical-align="middle" fo:padding-left="0.212cm" fo:padding-right="0.212cm" fo:padding-top="0.141cm" fo:padding-bottom="0.141cm" fo:border-left="0.25pt solid #f6f8fa" fo:border-right="none" fo:border-top="0.25pt solid #e1e4e8" fo:border-bottom="0.25pt solid #e1e4e8"/>
    </style:style>
    <style:style style:name="Tabela2.A5" style:family="table-cell">
      <style:table-cell-properties style:vertical-align="middle" fo:padding-left="0.212cm" fo:padding-right="0.212cm" fo:padding-top="0.141cm" fo:padding-bottom="0.141cm" fo:border-left="none" fo:border-right="0.25pt solid #f6f8fa" fo:border-top="0.25pt solid #e1e4e8" fo:border-bottom="0.5pt solid #e1e4e8"/>
    </style:style>
    <style:style style:name="Tabela2.B5" style:family="table-cell">
      <style:table-cell-properties style:vertical-align="middle" fo:padding-left="0.212cm" fo:padding-right="0.212cm" fo:padding-top="0.141cm" fo:padding-bottom="0.141cm" fo:border-left="0.25pt solid #f6f8fa" fo:border-right="0.25pt solid #f6f8fa" fo:border-top="0.25pt solid #e1e4e8" fo:border-bottom="0.5pt solid #e1e4e8"/>
    </style:style>
    <style:style style:name="Tabela2.D5" style:family="table-cell">
      <style:table-cell-properties style:vertical-align="middle" fo:padding-left="0.212cm" fo:padding-right="0.212cm" fo:padding-top="0.141cm" fo:padding-bottom="0.141cm" fo:border-left="0.25pt solid #f6f8fa" fo:border-right="none" fo:border-top="0.25pt solid #e1e4e8" fo:border-bottom="0.5pt solid #e1e4e8"/>
    </style:style>
    <style:style style:name="Tabela3" style:family="table">
      <style:table-properties style:width="15.921cm" style:rel-width="100%" fo:margin-left="0cm" fo:margin-top="0cm" fo:margin-bottom="0cm" table:align="left" style:writing-mode="lr-tb"/>
    </style:style>
    <style:style style:name="Tabela3.A" style:family="table-column">
      <style:table-column-properties style:column-width="5.308cm" style:rel-column-width="21845*"/>
    </style:style>
    <style:style style:name="Tabela3.B" style:family="table-column">
      <style:table-column-properties style:column-width="5.308cm" style:rel-column-width="21847*"/>
    </style:style>
    <style:style style:name="Tabela3.C" style:family="table-column">
      <style:table-column-properties style:column-width="5.306cm" style:rel-column-width="21843*"/>
    </style:style>
    <style:style style:name="Tabela3.1" style:family="table-row">
      <style:table-row-properties style:min-row-height="1.27cm" fo:keep-together="always"/>
    </style:style>
    <style:style style:name="Tabela3.A1" style:family="table-cell">
      <style:table-cell-properties style:vertical-align="middle" fo:padding-left="0.212cm" fo:padding-right="0.212cm" fo:padding-top="0.176cm" fo:padding-bottom="0.176cm" fo:border-left="none" fo:border-right="0.25pt solid #f6f8fa" fo:border-top="0.5pt solid #e1e4e8" fo:border-bottom="0.25pt solid #e1e4e8"/>
    </style:style>
    <style:style style:name="Tabela3.B1" style:family="table-cell">
      <style:table-cell-properties style:vertical-align="middle" fo:padding-left="0.212cm" fo:padding-right="0.212cm" fo:padding-top="0.176cm" fo:padding-bottom="0.176cm" fo:border-left="0.25pt solid #f6f8fa" fo:border-right="0.25pt solid #f6f8fa" fo:border-top="0.5pt solid #e1e4e8" fo:border-bottom="0.25pt solid #e1e4e8"/>
    </style:style>
    <style:style style:name="Tabela3.C1" style:family="table-cell">
      <style:table-cell-properties style:vertical-align="middle" fo:padding-left="0.212cm" fo:padding-right="0.212cm" fo:padding-top="0.176cm" fo:padding-bottom="0.176cm" fo:border-left="0.25pt solid #f6f8fa" fo:border-right="none" fo:border-top="0.5pt solid #e1e4e8" fo:border-bottom="0.25pt solid #e1e4e8"/>
    </style:style>
    <style:style style:name="Tabela3.2" style:family="table-row">
      <style:table-row-properties style:min-row-height="1.016cm" fo:keep-together="always"/>
    </style:style>
    <style:style style:name="Tabela3.A2" style:family="table-cell">
      <style:table-cell-properties style:vertical-align="middle" fo:padding-left="0.212cm" fo:padding-right="0.212cm" fo:padding-top="0.141cm" fo:padding-bottom="0.141cm" fo:border-left="none" fo:border-right="0.25pt solid #f6f8fa" fo:border-top="0.25pt solid #e1e4e8" fo:border-bottom="0.25pt solid #e1e4e8"/>
    </style:style>
    <style:style style:name="Tabela3.B2" style:family="table-cell">
      <style:table-cell-properties style:vertical-align="middle" fo:padding-left="0.212cm" fo:padding-right="0.212cm" fo:padding-top="0.141cm" fo:padding-bottom="0.141cm" fo:border-left="0.25pt solid #f6f8fa" fo:border-right="0.25pt solid #f6f8fa" fo:border-top="0.25pt solid #e1e4e8" fo:border-bottom="0.25pt solid #e1e4e8"/>
    </style:style>
    <style:style style:name="Tabela3.C2" style:family="table-cell">
      <style:table-cell-properties style:vertical-align="middle" fo:padding-left="0.212cm" fo:padding-right="0.212cm" fo:padding-top="0.141cm" fo:padding-bottom="0.141cm" fo:border-left="0.25pt solid #f6f8fa" fo:border-right="none" fo:border-top="0.25pt solid #e1e4e8" fo:border-bottom="0.25pt solid #e1e4e8"/>
    </style:style>
    <style:style style:name="Tabela3.A6" style:family="table-cell">
      <style:table-cell-properties style:vertical-align="middle" fo:padding-left="0.212cm" fo:padding-right="0.212cm" fo:padding-top="0.141cm" fo:padding-bottom="0.141cm" fo:border-left="none" fo:border-right="0.25pt solid #f6f8fa" fo:border-top="0.25pt solid #e1e4e8" fo:border-bottom="0.5pt solid #e1e4e8"/>
    </style:style>
    <style:style style:name="Tabela3.B6" style:family="table-cell">
      <style:table-cell-properties style:vertical-align="middle" fo:padding-left="0.212cm" fo:padding-right="0.212cm" fo:padding-top="0.141cm" fo:padding-bottom="0.141cm" fo:border-left="0.25pt solid #f6f8fa" fo:border-right="0.25pt solid #f6f8fa" fo:border-top="0.25pt solid #e1e4e8" fo:border-bottom="0.5pt solid #e1e4e8"/>
    </style:style>
    <style:style style:name="Tabela3.C6" style:family="table-cell">
      <style:table-cell-properties style:vertical-align="middle" fo:padding-left="0.212cm" fo:padding-right="0.212cm" fo:padding-top="0.141cm" fo:padding-bottom="0.141cm" fo:border-left="0.25pt solid #f6f8fa" fo:border-right="none" fo:border-top="0.25pt solid #e1e4e8" fo:border-bottom="0.5pt solid #e1e4e8"/>
    </style:style>
    <style:style style:name="P1" style:family="paragraph" style:parent-style-name="MdCode">
      <loext:graphic-properties draw:fill="solid" draw:fill-color="#f6f8fa"/>
      <style:paragraph-properties fo:margin-left="0.635cm" fo:margin-right="0cm" fo:margin-top="0.212cm" fo:margin-bottom="0cm" style:contextual-spacing="false" fo:line-height="0.487cm" fo:text-indent="0cm" style:auto-text-indent="false" fo:background-color="#f6f8fa" fo:padding="0.282cm" fo:border-left="0.11pt solid #e1e4e8" fo:border-right="0.11pt solid #e1e4e8" fo:border-top="0.11pt solid #e1e4e8" fo:border-bottom="0.11pt solid #a5a5a5" style:shadow="none"/>
    </style:style>
    <style:style style:name="P2" style:family="paragraph" style:parent-style-name="MdCode">
      <loext:graphic-properties draw:fill="solid" draw:fill-color="#f6f8fa"/>
      <style:paragraph-properties fo:margin-left="0.635cm" fo:margin-right="0cm" fo:margin-top="0cm" fo:margin-bottom="0cm" style:contextual-spacing="false" fo:line-height="0.487cm" fo:text-indent="0cm" style:auto-text-indent="false" fo:background-color="#f6f8fa" fo:padding="0.282cm" fo:border-left="0.11pt solid #e1e4e8" fo:border-right="0.11pt solid #e1e4e8" fo:border-top="0.11pt solid #a5a5a5" fo:border-bottom="0.11pt solid #a5a5a5" style:shadow="none"/>
    </style:style>
    <style:style style:name="P3" style:family="paragraph" style:parent-style-name="MdCode">
      <loext:graphic-properties draw:fill="solid" draw:fill-color="#f6f8fa"/>
      <style:paragraph-properties fo:margin-left="0.635cm" fo:margin-right="0cm" fo:margin-top="0cm" fo:margin-bottom="0.212cm" style:contextual-spacing="false" fo:line-height="0.487cm" fo:text-indent="0cm" style:auto-text-indent="false" fo:background-color="#f6f8fa" fo:padding="0.282cm" fo:border-left="0.11pt solid #e1e4e8" fo:border-right="0.11pt solid #e1e4e8" fo:border-top="0.11pt solid #a5a5a5" fo:border-bottom="0.11pt solid #e1e4e8" style:shadow="none"/>
    </style:style>
    <style:style style:name="P4" style:family="paragraph" style:parent-style-name="MdListItem" style:list-style-name="WWNum2"/>
    <style:style style:name="P5" style:family="paragraph" style:parent-style-name="MdListItem" style:list-style-name="WWNum3"/>
    <style:style style:name="P6" style:family="paragraph" style:parent-style-name="MdSpace">
      <style:paragraph-properties fo:margin-top="0cm" fo:margin-bottom="0.106cm" style:contextual-spacing="false"/>
    </style:style>
    <style:style style:name="P7" style:family="paragraph" style:parent-style-name="MdSpace">
      <style:paragraph-properties fo:margin-top="0cm" fo:margin-bottom="0.106cm" style:contextual-spacing="false"/>
      <style:text-properties officeooo:rsid="001dd20f" officeooo:paragraph-rsid="001dd20f"/>
    </style:style>
    <style:style style:name="P8" style:family="paragraph" style:parent-style-name="MdTableCell">
      <style:paragraph-properties fo:text-align="center" style:justify-single-word="false" fo:orphans="0" fo:widows="0"/>
    </style:style>
    <style:style style:name="P9" style:family="paragraph" style:parent-style-name="MdTableHeader">
      <style:paragraph-properties fo:text-align="center" style:justify-single-word="false" fo:orphans="0" fo:widows="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d73a49" loext:opacity="100%" style:font-name="Cascadia Code, Consolas, Courier New" fo:font-size="10pt" fo:font-style="normal" fo:font-weight="normal" style:font-name-asian="Cascadia Code, Consolas, Courier New1" style:font-size-asian="10pt" style:font-style-asian="normal" style:font-weight-asian="normal" style:font-name-complex="Cascadia Code, Consolas, Courier New1" style:font-size-complex="10pt" style:font-style-complex="normal" style:font-weight-complex="normal"/>
    </style:style>
    <style:style style:name="T5" style:family="text">
      <style:text-properties fo:color="#24292e" loext:opacity="100%" style:font-name="Cascadia Code, Consolas, Courier New" fo:font-size="10pt" fo:font-style="normal" fo:font-weight="normal" style:font-name-asian="Cascadia Code, Consolas, Courier New1" style:font-size-asian="10pt" style:font-style-asian="normal" style:font-weight-asian="normal" style:font-name-complex="Cascadia Code, Consolas, Courier New1" style:font-size-complex="10pt" style:font-style-complex="normal" style:font-weight-complex="normal"/>
    </style:style>
    <style:style style:name="T6" style:family="text">
      <style:text-properties fo:color="#005cc5" loext:opacity="100%" style:font-name="Cascadia Code, Consolas, Courier New" fo:font-size="10pt" fo:font-style="normal" fo:font-weight="normal" style:font-name-asian="Cascadia Code, Consolas, Courier New1" style:font-size-asian="10pt" style:font-style-asian="normal" style:font-weight-asian="normal" style:font-name-complex="Cascadia Code, Consolas, Courier New1" style:font-size-complex="1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MdHeading1" text:outline-level="1">Relatório de Análise da Estrutura de Dificuldade do Jogo Tetris</text:h>
      <text:p text:style-name="MdParagraph"/>
      <text:p text:style-name="P7">Gabrielly, Naiara e Luisa</text:p>
      <text:h text:style-name="MdHeading2" text:outline-level="2">1. Introdução</text:h>
      <text:p text:style-name="MdParagraph">O presente relatório tem como objetivo analisar a estrutura de código fornecida, contida no arquivo <text:span text:style-name="T2">tetris_dificuldade.zip</text:span>, com foco particular na implementação do sistema de dificuldade e progressão do jogo Tetris. A análise foi realizada com base nos arquivos Python (<text:span text:style-name="T2">tetris.py</text:span>, <text:span text:style-name="T2">ranking.py</text:span>, <text:span text:style-name="T2">ranking_screen.py</text:span>) e no banco de dados (<text:span text:style-name="T2">ranking.db</text:span>) que compõem o projeto.</text:p>
      <text:p text:style-name="P6"/>
      <text:p text:style-name="MdParagraph">O sistema de dificuldade é o mecanismo central que governa a velocidade de queda das peças e a progressão da dificuldade ao longo da partida, sendo um fator crucial para a experiência do jogador e para a integridade do <text:span text:style-name="MdEm"><text:span text:style-name="T3">ranking</text:span></text:span> de pontuações.</text:p>
      <text:p text:style-name="P6"/>
      <text:h text:style-name="MdHeading2" text:outline-level="2">2. Análise da Implementação da Dificuldade</text:h>
      <text:p text:style-name="MdParagraph">A lógica de dificuldade está primariamente concentrada no arquivo <text:span text:style-name="T2">tetris.py</text:span>, nas funções <text:span text:style-name="T2">escolher_dificuldade</text:span> e <text:span text:style-name="T2">game_speed</text:span>, e nas variáveis de classe <text:span text:style-name="T2">base_speed</text:span> e <text:span text:style-name="T2">speed_factor</text:span>.</text:p>
      <text:p text:style-name="P6"/>
      <text:h text:style-name="MdHeading3" text:outline-level="3">2.1. Níveis de Dificuldade e Parâmetros</text:h>
      <text:p text:style-name="MdParagraph">O jogo oferece quatro níveis de dificuldade, selecionáveis no menu inicial. Cada nível é definido por um conjunto de três parâmetros: o nome da dificuldade, a <text:span text:style-name="MdStrong"><text:span text:style-name="T1">velocidade base</text:span></text:span> (<text:span text:style-name="T2">base_speed</text:span>) e o <text:span text:style-name="MdStrong"><text:span text:style-name="T1">fator de aceleração</text:span></text:span> (<text:span text:style-name="T2">speed_factor</text:span>).</text:p>
      <text:p text:style-name="P6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header-rows>
          <table:table-row table:style-name="Tabela1.1">
            <table:table-cell table:style-name="Tabela1.A1" office:value-type="string">
              <text:p text:style-name="P9">Dificuldade</text:p>
            </table:table-cell>
            <table:table-cell table:style-name="Tabela1.B1" office:value-type="string">
              <text:p text:style-name="P9">Velocidade Base (<text:span text:style-name="T2">base_speed</text:span>)</text:p>
            </table:table-cell>
            <table:table-cell table:style-name="Tabela1.B1" office:value-type="string">
              <text:p text:style-name="P9">Fator de Aceleração (<text:span text:style-name="T2">speed_factor</text:span>)</text:p>
            </table:table-cell>
            <table:table-cell table:style-name="Tabela1.D1" office:value-type="string">
              <text:p text:style-name="P9">Aceleração por Ponto</text:p>
            </table:table-cell>
          </table:table-row>
        </table:table-header-rows>
        <table:table-row table:style-name="Tabela1.2">
          <table:table-cell table:style-name="Tabela1.A2" office:value-type="string">
            <text:p text:style-name="P8"><text:span text:style-name="MdStrong"><text:span text:style-name="T1">Fácil</text:span></text:span></text:p>
          </table:table-cell>
          <table:table-cell table:style-name="Tabela1.B2" office:value-type="string">
            <text:p text:style-name="P8">2</text:p>
          </table:table-cell>
          <table:table-cell table:style-name="Tabela1.B2" office:value-type="string">
            <text:p text:style-name="P8">200</text:p>
          </table:table-cell>
          <table:table-cell table:style-name="Tabela1.D2" office:value-type="string">
            <text:p text:style-name="P8">1 ponto a cada 200 pontos</text:p>
          </table:table-cell>
        </table:table-row>
        <table:table-row table:style-name="Tabela1.2">
          <table:table-cell table:style-name="Tabela1.A2" office:value-type="string">
            <text:p text:style-name="P8"><text:span text:style-name="MdStrong"><text:span text:style-name="T1">Normal</text:span></text:span></text:p>
          </table:table-cell>
          <table:table-cell table:style-name="Tabela1.B2" office:value-type="string">
            <text:p text:style-name="P8">12</text:p>
          </table:table-cell>
          <table:table-cell table:style-name="Tabela1.B2" office:value-type="string">
            <text:p text:style-name="P8">120</text:p>
          </table:table-cell>
          <table:table-cell table:style-name="Tabela1.D2" office:value-type="string">
            <text:p text:style-name="P8">1 ponto a cada 120 pontos</text:p>
          </table:table-cell>
        </table:table-row>
        <table:table-row table:style-name="Tabela1.2">
          <table:table-cell table:style-name="Tabela1.A2" office:value-type="string">
            <text:p text:style-name="P8"><text:span text:style-name="MdStrong"><text:span text:style-name="T1">Difícil</text:span></text:span></text:p>
          </table:table-cell>
          <table:table-cell table:style-name="Tabela1.B2" office:value-type="string">
            <text:p text:style-name="P8">25</text:p>
          </table:table-cell>
          <table:table-cell table:style-name="Tabela1.B2" office:value-type="string">
            <text:p text:style-name="P8">70</text:p>
          </table:table-cell>
          <table:table-cell table:style-name="Tabela1.D2" office:value-type="string">
            <text:p text:style-name="P8">1 ponto a cada 70 pontos</text:p>
          </table:table-cell>
        </table:table-row>
        <table:table-row table:style-name="Tabela1.2">
          <table:table-cell table:style-name="Tabela1.A5" office:value-type="string">
            <text:p text:style-name="P8"><text:span text:style-name="MdStrong"><text:span text:style-name="T1">Insano</text:span></text:span></text:p>
          </table:table-cell>
          <table:table-cell table:style-name="Tabela1.B5" office:value-type="string">
            <text:p text:style-name="P8">70</text:p>
          </table:table-cell>
          <table:table-cell table:style-name="Tabela1.B5" office:value-type="string">
            <text:p text:style-name="P8">10</text:p>
          </table:table-cell>
          <table:table-cell table:style-name="Tabela1.D5" office:value-type="string">
            <text:p text:style-name="P8">1 ponto a cada 10 pontos</text:p>
          </table:table-cell>
        </table:table-row>
      </table:table>
      <text:p text:style-name="MdParagraph">A <text:span text:style-name="MdStrong"><text:span text:style-name="T1">velocidade base</text:span></text:span> é o valor inicial da velocidade do jogo. Um valor mais alto indica que a peça cairá mais rapidamente desde o início.</text:p>
      <text:p text:style-name="P6"><text:soft-page-break/></text:p>
      <text:p text:style-name="MdParagraph">O <text:span text:style-name="MdStrong"><text:span text:style-name="T1">fator de aceleração</text:span></text:span> determina a frequência com que a velocidade do jogo aumenta. Um valor menor resulta em uma aceleração mais rápida da dificuldade.</text:p>
      <text:p text:style-name="P6"/>
      <text:h text:style-name="MdHeading3" text:outline-level="3">2.2. Lógica de Velocidade e Progressão</text:h>
      <text:p text:style-name="MdParagraph">A velocidade real do jogo (<text:span text:style-name="T2">self.speed</text:span>) é calculada na função <text:span text:style-name="T2">game_speed()</text:span> (linha 236 de <text:span text:style-name="T2">tetris.py</text:span>) pela seguinte fórmula:</text:p>
      <text:p text:style-name="P6"/>
      <text:p text:style-name="MdParagraph">$$<text:line-break/>\text{Velocidade} = \min(\text{Velocidade Base} + \lfloor \frac{\text{Pontuação}}{\text{Fator de Aceleração}} \rfloor, 50)<text:line-break/>$$</text:p>
      <text:p text:style-name="P6"/>
      <text:p text:style-name="MdParagraph">O valor máximo de velocidade é limitado a 50.</text:p>
      <text:p text:style-name="P6"/>
      <text:p text:style-name="MdParagraph">O mecanismo de queda das peças é controlado pela variável <text:span text:style-name="T2">self.time</text:span> no <text:span text:style-name="MdEm"><text:span text:style-name="T3">game loop</text:span></text:span> (linha 267 de <text:span text:style-name="T2">tetris.py</text:span>):</text:p>
      <text:p text:style-name="P6"/>
      <text:p text:style-name="P1"><text:span text:style-name="T4">if</text:span><text:span text:style-name="T5"> </text:span><text:span text:style-name="T6">self</text:span><text:span text:style-name="T5">.time </text:span><text:span text:style-name="T4">==</text:span><text:span text:style-name="T5"> </text:span><text:span text:style-name="T6">61</text:span><text:span text:style-name="T5"> </text:span><text:span text:style-name="T4">-</text:span><text:span text:style-name="T5"> </text:span><text:span text:style-name="T6">self</text:span><text:span text:style-name="T5">.speed:</text:span></text:p>
      <text:p text:style-name="P2"><text:span text:style-name="T5"><text:s text:c="4"/></text:span><text:span text:style-name="T6">self</text:span><text:span text:style-name="T5">.shape_pos[</text:span><text:span text:style-name="T6">1</text:span><text:span text:style-name="T5">] </text:span><text:span text:style-name="T4">+=</text:span><text:span text:style-name="T5"> </text:span><text:span text:style-name="T6">1</text:span></text:p>
      <text:p text:style-name="P3"><text:span text:style-name="T5"><text:s text:c="4"/></text:span><text:span text:style-name="T6">self</text:span><text:span text:style-name="T5">.time </text:span><text:span text:style-name="T4">=</text:span><text:span text:style-name="T5"> </text:span><text:span text:style-name="T6">0</text:span></text:p>
      <text:p text:style-name="P6"/>
      <text:p text:style-name="MdParagraph">O jogo roda a 60 <text:span text:style-name="MdEm"><text:span text:style-name="T3">frames</text:span></text:span> por segundo (<text:span text:style-name="T2">tetris.clock.tick(60)</text:span>). A peça move-se para baixo quando o contador <text:span text:style-name="T2">self.time</text:span> atinge <text:span text:style-name="T2">61 - self.speed</text:span>.</text:p>
      <text:p text:style-name="P6"/>
      <text:list xml:id="list2973581289" text:style-name="WWNum2">
        <text:list-item text:start-value="1">
          <text:p text:style-name="P4"><text:span text:style-name="MdStrong"><text:span text:style-name="T1">Interpretação:</text:span></text:span> Quanto maior o valor de <text:span text:style-name="T2">self.speed</text:span>, menor será o valor de <text:span text:style-name="T2">61 - self.speed</text:span>, fazendo com que a peça caia mais frequentemente.</text:p>
        </text:list-item>
        <text:list-item>
          <text:p text:style-name="P4"><text:span text:style-name="MdStrong"><text:span text:style-name="T1">Exemplo:</text:span></text:span></text:p>
          <text:list>
            <text:list-item>
              <text:p text:style-name="P4">Se $\text{Velocidade} = 1$, a peça cai a cada $61 - 1 = 60$ <text:span text:style-name="MdEm"><text:span text:style-name="T3">frames</text:span></text:span> (1 vez por segundo).</text:p>
            </text:list-item>
            <text:list-item>
              <text:p text:style-name="P4">Se $\text{Velocidade} = 50$ (máximo), a peça cai a cada $61 - 50 = 11$ <text:span text:style-name="MdEm"><text:span text:style-name="T3">frames</text:span></text:span> (aproximadamente 5.45 vezes por segundo).</text:p>
            </text:list-item>
          </text:list>
        </text:list-item>
      </text:list>
      <text:p text:style-name="P6"/>
      <text:p text:style-name="MdParagraph">A pontuação (<text:span text:style-name="T2">self.score</text:span>) aumenta a cada bloco que compõe a peça que está caindo (1 ponto por bloco) e em 10 pontos por linha completada.</text:p>
      <text:p text:style-name="P6"/>
      <text:h text:style-name="MdHeading3" text:outline-level="3">2.3. Impacto da Dificuldade na Jogabilidade</text:h>
      <text:p text:style-name="MdParagraph">A tabela a seguir ilustra o impacto dos parâmetros de dificuldade na jogabilidade:</text:p>
      <text:p text:style-name="P6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header-rows>
          <text:soft-page-break/>
          <table:table-row table:style-name="Tabela2.1">
            <table:table-cell table:style-name="Tabela2.A1" office:value-type="string">
              <text:p text:style-name="P9">Dificuldade</text:p>
            </table:table-cell>
            <table:table-cell table:style-name="Tabela2.B1" office:value-type="string">
              <text:p text:style-name="P9">Velocidade Inicial (Frames/Queda)</text:p>
            </table:table-cell>
            <table:table-cell table:style-name="Tabela2.B1" office:value-type="string">
              <text:p text:style-name="P9">Quedas por Segundo (Inicial)</text:p>
            </table:table-cell>
            <table:table-cell table:style-name="Tabela2.D1" office:value-type="string">
              <text:p text:style-name="P9">Pontos para Aceleração</text:p>
            </table:table-cell>
          </table:table-row>
        </table:table-header-rows>
        <table:table-row table:style-name="Tabela2.2">
          <table:table-cell table:style-name="Tabela2.A2" office:value-type="string">
            <text:p text:style-name="P8"><text:span text:style-name="MdStrong"><text:span text:style-name="T1">Fácil</text:span></text:span></text:p>
          </table:table-cell>
          <table:table-cell table:style-name="Tabela2.B2" office:value-type="string">
            <text:p text:style-name="P8">59</text:p>
          </table:table-cell>
          <table:table-cell table:style-name="Tabela2.B2" office:value-type="string">
            <text:p text:style-name="P8">1.02</text:p>
          </table:table-cell>
          <table:table-cell table:style-name="Tabela2.D2" office:value-type="string">
            <text:p text:style-name="P8">200</text:p>
          </table:table-cell>
        </table:table-row>
        <table:table-row table:style-name="Tabela2.2">
          <table:table-cell table:style-name="Tabela2.A2" office:value-type="string">
            <text:p text:style-name="P8"><text:span text:style-name="MdStrong"><text:span text:style-name="T1">Normal</text:span></text:span></text:p>
          </table:table-cell>
          <table:table-cell table:style-name="Tabela2.B2" office:value-type="string">
            <text:p text:style-name="P8">49</text:p>
          </table:table-cell>
          <table:table-cell table:style-name="Tabela2.B2" office:value-type="string">
            <text:p text:style-name="P8">1.22</text:p>
          </table:table-cell>
          <table:table-cell table:style-name="Tabela2.D2" office:value-type="string">
            <text:p text:style-name="P8">120</text:p>
          </table:table-cell>
        </table:table-row>
        <table:table-row table:style-name="Tabela2.2">
          <table:table-cell table:style-name="Tabela2.A2" office:value-type="string">
            <text:p text:style-name="P8"><text:span text:style-name="MdStrong"><text:span text:style-name="T1">Difícil</text:span></text:span></text:p>
          </table:table-cell>
          <table:table-cell table:style-name="Tabela2.B2" office:value-type="string">
            <text:p text:style-name="P8">36</text:p>
          </table:table-cell>
          <table:table-cell table:style-name="Tabela2.B2" office:value-type="string">
            <text:p text:style-name="P8">1.67</text:p>
          </table:table-cell>
          <table:table-cell table:style-name="Tabela2.D2" office:value-type="string">
            <text:p text:style-name="P8">70</text:p>
          </table:table-cell>
        </table:table-row>
        <table:table-row table:style-name="Tabela2.2">
          <table:table-cell table:style-name="Tabela2.A5" office:value-type="string">
            <text:p text:style-name="P8"><text:span text:style-name="MdStrong"><text:span text:style-name="T1">Insano</text:span></text:span></text:p>
          </table:table-cell>
          <table:table-cell table:style-name="Tabela2.B5" office:value-type="string">
            <text:p text:style-name="P8">-9 (Erro Lógico)</text:p>
          </table:table-cell>
          <table:table-cell table:style-name="Tabela2.B5" office:value-type="string">
            <text:p text:style-name="P8">N/A</text:p>
          </table:table-cell>
          <table:table-cell table:style-name="Tabela2.D5" office:value-type="string">
            <text:p text:style-name="P8">10</text:p>
          </table:table-cell>
        </table:table-row>
      </table:table>
      <text:p text:style-name="MdParagraph"><text:span text:style-name="MdStrong"><text:span text:style-name="T1">Observação Crítica sobre a Dificuldade "Insano":</text:span></text:span></text:p>
      <text:p text:style-name="P6"/>
      <text:p text:style-name="MdParagraph">A dificuldade "Insano" define <text:span text:style-name="T2">base_speed = 70</text:span>. No entanto, a lógica de queda é <text:span text:style-name="T2">if self.time == 61 - self.speed:</text:span>.</text:p>
      <text:p text:style-name="P6"/>
      <text:list xml:id="list205524585574269" text:continue-numbering="true" text:style-name="WWNum2">
        <text:list-item>
          <text:p text:style-name="P4">Para $\text{Velocidade} = 70$, o valor de <text:span text:style-name="MdEm"><text:span text:style-name="T3">frames</text:span></text:span> para a queda seria $61 - 70 = -9$.</text:p>
        </text:list-item>
        <text:list-item>
          <text:p text:style-name="P4">Como <text:span text:style-name="T2">self.time</text:span> é incrementado de 0 a 60, ele nunca atingirá um valor negativo.</text:p>
        </text:list-item>
      </text:list>
      <text:p text:style-name="P6"/>
      <text:p text:style-name="MdParagraph"><text:span text:style-name="MdStrong"><text:span text:style-name="T1">Conclusão:</text:span></text:span> A dificuldade "Insano" está <text:span text:style-name="MdStrong"><text:span text:style-name="T1">logicamente quebrada</text:span></text:span> e fará com que as peças <text:span text:style-name="MdStrong"><text:span text:style-name="T1">nunca caiam automaticamente</text:span></text:span> (a menos que o jogador as mova para baixo manualmente), pois a condição de queda nunca será satisfeita. A velocidade máxima permitida pela lógica de queda é 60, o que resultaria em $61 - 60 = 1$ <text:span text:style-name="MdEm"><text:span text:style-name="T3">frame</text:span></text:span> por queda. O valor de <text:span text:style-name="T2">base_speed</text:span> deve ser limitado a 60.</text:p>
      <text:p text:style-name="P6"/>
      <text:h text:style-name="MdHeading2" text:outline-level="2">3. Sistema de Ranking</text:h>
      <text:p text:style-name="MdParagraph">O sistema de <text:span text:style-name="MdEm"><text:span text:style-name="T3">ranking</text:span></text:span> é implementado através da classe <text:span text:style-name="T2">RankingDB</text:span> no arquivo <text:span text:style-name="T2">ranking.py</text:span>, utilizando o banco de dados SQLite (<text:span text:style-name="T2">ranking.db</text:span>).</text:p>
      <text:p text:style-name="P6"/>
      <text:h text:style-name="MdHeading3" text:outline-level="3">3.1. Estrutura do Banco de Dados</text:h>
      <text:p text:style-name="MdParagraph">O banco de dados armazena as pontuações na tabela <text:span text:style-name="T2">ranking</text:span> com a seguinte estrutura: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9">Coluna</text:p>
            </table:table-cell>
            <table:table-cell table:style-name="Tabela3.B1" office:value-type="string">
              <text:p text:style-name="P9">Tipo</text:p>
            </table:table-cell>
            <table:table-cell table:style-name="Tabela3.C1" office:value-type="string">
              <text:p text:style-name="P9">Descrição</text:p>
            </table:table-cell>
          </table:table-row>
        </table:table-header-rows>
        <table:table-row table:style-name="Tabela3.2">
          <table:table-cell table:style-name="Tabela3.A2" office:value-type="string">
            <text:p text:style-name="P8"><text:span text:style-name="T2">id</text:span></text:p>
          </table:table-cell>
          <table:table-cell table:style-name="Tabela3.B2" office:value-type="string">
            <text:p text:style-name="P8">INTEGER</text:p>
          </table:table-cell>
          <table:table-cell table:style-name="Tabela3.C2" office:value-type="string">
            <text:p text:style-name="P8">Chave primária, auto-incremento.</text:p>
          </table:table-cell>
        </table:table-row>
        <table:table-row table:style-name="Tabela3.2">
          <table:table-cell table:style-name="Tabela3.A2" office:value-type="string">
            <text:p text:style-name="P8"><text:span text:style-name="T2">nome</text:span></text:p>
          </table:table-cell>
          <table:table-cell table:style-name="Tabela3.B2" office:value-type="string">
            <text:p text:style-name="P8">TEXT</text:p>
          </table:table-cell>
          <table:table-cell table:style-name="Tabela3.C2" office:value-type="string">
            <text:p text:style-name="P8">Nome do jogador (atualmente não solicitado ao usuário).</text:p>
          </table:table-cell>
        </table:table-row>
        <table:table-row table:style-name="Tabela3.2">
          <table:table-cell table:style-name="Tabela3.A2" office:value-type="string">
            <text:p text:style-name="P8"><text:span text:style-name="T2">pontuacao</text:span></text:p>
          </table:table-cell>
          <table:table-cell table:style-name="Tabela3.B2" office:value-type="string">
            <text:p text:style-name="P8">INTEGER</text:p>
          </table:table-cell>
          <table:table-cell table:style-name="Tabela3.C2" office:value-type="string">
            <text:p text:style-name="P8">Pontuação final do jogo.</text:p>
          </table:table-cell>
        </table:table-row>
        <table:table-row table:style-name="Tabela3.2">
          <table:table-cell table:style-name="Tabela3.A2" office:value-type="string">
            <text:p text:style-name="P8"><text:span text:style-name="T2">dificuldade</text:span></text:p>
          </table:table-cell>
          <table:table-cell table:style-name="Tabela3.B2" office:value-type="string">
            <text:p text:style-name="P8">TEXT</text:p>
          </table:table-cell>
          <table:table-cell table:style-name="Tabela3.C2" office:value-type="string">
            <text:p text:style-name="P8">Nível de dificuldade selecionado (e.g., "Normal").</text:p>
          </table:table-cell>
        </table:table-row>
        <text:soft-page-break/>
        <table:table-row table:style-name="Tabela3.2">
          <table:table-cell table:style-name="Tabela3.A6" office:value-type="string">
            <text:p text:style-name="P8"><text:span text:style-name="T2">data</text:span></text:p>
          </table:table-cell>
          <table:table-cell table:style-name="Tabela3.B6" office:value-type="string">
            <text:p text:style-name="P8">TEXT</text:p>
          </table:table-cell>
          <table:table-cell table:style-name="Tabela3.C6" office:value-type="string">
            <text:p text:style-name="P8">Data e hora do registro da pontuação.</text:p>
          </table:table-cell>
        </table:table-row>
      </table:table>
      <text:h text:style-name="MdHeading3" text:outline-level="3">3.2. Relação com a Dificuldade</text:h>
      <text:p text:style-name="MdParagraph">A dificuldade é um campo armazenado diretamente no registro do <text:span text:style-name="MdEm"><text:span text:style-name="T3">ranking</text:span></text:span>. Isso permite que as pontuações sejam filtradas ou comparadas por nível de dificuldade, embora a função <text:span text:style-name="T2">get_top</text:span> no <text:span text:style-name="T2">ranking.py</text:span> atualmente apenas ordene por <text:span text:style-name="T2">pontuacao</text:span> de forma decrescente, sem filtrar por dificuldade.</text:p>
      <text:p text:style-name="P6"/>
      <text:p text:style-name="MdParagraph">A pontuação é salva no banco de dados na função <text:span text:style-name="T2">restart_game</text:span> (linha 348 de <text:span text:style-name="T2">tetris.py</text:span>) quando o jogador escolhe reiniciar o jogo após um <text:span text:style-name="MdEm"><text:span text:style-name="T3">game over</text:span></text:span>.</text:p>
      <text:p text:style-name="P6"/>
      <text:p text:style-name="P1"><text:span text:style-name="T5">db </text:span><text:span text:style-name="T4">=</text:span><text:span text:style-name="T5"> RankingDB()</text:span></text:p>
      <text:p text:style-name="P3"><text:span text:style-name="T5">db.add_score(</text:span><text:span text:style-name="T6">None</text:span><text:span text:style-name="T5">, </text:span><text:span text:style-name="T6">self</text:span><text:span text:style-name="T5">.score, </text:span><text:span text:style-name="T6">self</text:span><text:span text:style-name="T5">.dificuldade)</text:span></text:p>
      <text:p text:style-name="P6"/>
      <text:p text:style-name="MdParagraph"><text:span text:style-name="MdStrong"><text:span text:style-name="T1">Observação:</text:span></text:span> O campo <text:span text:style-name="T2">nome</text:span> é passado como <text:span text:style-name="T2">None</text:span> na implementação atual, indicando que o jogo não solicita o nome do jogador antes de salvar a pontuação.</text:p>
      <text:p text:style-name="P6"/>
      <text:h text:style-name="MdHeading2" text:outline-level="2">4. Conclusão e Recomendações</text:h>
      <text:p text:style-name="MdParagraph">O projeto apresenta uma implementação funcional do jogo Tetris com um sistema de dificuldade baseado na aceleração da velocidade de queda das peças. O sistema de <text:span text:style-name="MdEm"><text:span text:style-name="T3">ranking</text:span></text:span> armazena corretamente a pontuação e a dificuldade associada.</text:p>
      <text:p text:style-name="P6"/>
      <text:h text:style-name="MdHeading3" text:outline-level="3">Recomendações de Melhoria:</text:h>
      <text:list xml:id="list257184998" text:style-name="WWNum3">
        <text:list-item text:start-value="1">
          <text:p text:style-name="P5"><text:span text:style-name="MdStrong"><text:span text:style-name="T1">Correção da Dificuldade "Insano":</text:span></text:span> O valor de <text:span text:style-name="T2">base_speed</text:span> para a dificuldade "Insano" deve ser corrigido para um máximo de 60 para garantir que a peça caia automaticamente. Por exemplo, alterar para <text:span text:style-name="T2">("Insano", 60, 10)</text:span> ou um valor menor, como <text:span text:style-name="T2">("Insano", 50, 10)</text:span>.</text:p>
        </text:list-item>
        <text:list-item>
          <text:p text:style-name="P5"><text:span text:style-name="MdStrong"><text:span text:style-name="T1">Solicitação do Nome do Jogador:</text:span></text:span> Implementar a solicitação do nome do jogador antes de salvar a pontuação no <text:span text:style-name="T2">RankingDB</text:span> para que o campo <text:span text:style-name="T2">nome</text:span> não seja salvo como <text:span text:style-name="T2">None</text:span>.</text:p>
        </text:list-item>
        <text:list-item>
          <text:p text:style-name="P5"><text:span text:style-name="MdStrong"><text:span text:style-name="T1">Melhoria no Ranking:</text:span></text:span> A função de exibição do <text:span text:style-name="MdEm"><text:span text:style-name="T3">ranking</text:span></text:span> (<text:span text:style-name="T2">ranking_screen.py</text:span>) deve ser revisada para permitir a visualização do <text:span text:style-name="MdEm"><text:span text:style-name="T3">ranking</text:span></text:span> filtrado por nível de dificuldade, aumentando a relevância das pontuações.</text:p>
        </text:list-item>
        <text:list-item>
          <text:p text:style-name="P5"><text:span text:style-name="MdStrong"><text:span text:style-name="T1">Limitação de Velocidade:</text:span></text:span> Embora a velocidade seja limitada a 50 na fórmula, o valor de <text:span text:style-name="T2">base_speed</text:span> deve ser limitado a 60 para evitar o erro lógico na queda das peça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, Consolas, Courier New" svg:font-family="'Cascadia Code, Consolas, Courier New'" style:font-family-generic="roman" style:font-pitch="variable"/>
    <style:font-face style:name="Cascadia Code, Consolas, Courier New1" svg:font-family="'Cascadia Code, Consolas, Courier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pt" fo:country="BR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Heading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MdSpace" style:family="paragraph">
      <style:paragraph-properties fo:margin-top="0cm" fo:margin-bottom="0cm" style:contextual-spacing="false"/>
      <style:text-properties fo:font-size="6pt" style:font-size-asian="6pt" style:font-size-complex="6pt"/>
    </style:style>
    <style:style style:name="MdCode" style:family="paragraph">
      <style:paragraph-properties fo:margin-top="0.353cm" fo:margin-bottom="0.353cm" style:contextual-spacing="false" fo:padding="0.282cm" fo:border="0.11pt solid #a5a5a5" style:shadow="none"/>
      <style:text-properties fo:color="#70ad47" loext:opacity="100%"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1pt"/>
    </style:style>
    <style:style style:name="MdHr" style:family="paragraph">
      <style:paragraph-properties fo:margin-top="0.423cm" fo:margin-bottom="0.423cm" style:contextual-spacing="false" fo:padding-left="0cm" fo:padding-right="0cm" fo:padding-top="0cm" fo:padding-bottom="0.035cm" fo:border-left="none" fo:border-right="none" fo:border-top="none" fo:border-bottom="0.11pt solid #a5a5a5"/>
    </style:style>
    <style:style style:name="MdBlockquote" style:family="paragraph">
      <style:paragraph-properties fo:margin-left="0.635cm" fo:margin-right="0cm" fo:margin-top="0.353cm" fo:margin-bottom="0.353cm" style:contextual-spacing="false" fo:text-indent="0cm" style:auto-text-indent="false" fo:padding-left="0.423cm" fo:padding-right="0cm" fo:padding-top="0cm" fo:padding-bottom="0cm" fo:border-left="2.49pt solid #a5a5a5" fo:border-right="none" fo:border-top="none" fo:border-bottom="none"/>
      <style:text-properties fo:color="#666666" loext:opacity="100%" fo:font-style="italic" style:font-style-asian="italic" style:font-style-complex="italic"/>
    </style:style>
    <style:style style:name="MdHtml" style:family="paragraph">
      <style:text-properties fo:color="#ed7d31" loext:opacity="100%"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MdDef" style:family="paragraph">
      <style:paragraph-properties fo:margin-left="1.27cm" fo:margin-right="0cm" fo:text-indent="-0.635cm" style:auto-text-indent="false"/>
    </style:style>
    <style:style style:name="MdParagraph" style:family="paragraph">
      <style:paragraph-properties fo:margin-top="0.212cm" fo:margin-bottom="0.212cm" style:contextual-spacing="false"/>
    </style:style>
    <style:style style:name="MdText" style:family="paragraph"/>
    <style:style style:name="MdFootnote" style:family="paragraph">
      <style:text-properties style:text-position="super 58%"/>
    </style:style>
    <style:style style:name="MdListItem" style:family="paragraph">
      <style:paragraph-properties fo:margin-left="1.27cm" fo:margin-right="0cm" fo:margin-top="0.106cm" fo:margin-bottom="0.106cm" style:contextual-spacing="false" fo:text-indent="-0.635cm" style:auto-text-indent="false"/>
    </style:style>
    <style:style style:name="MdTable" style:family="paragraph">
      <style:paragraph-properties fo:margin-top="0.106cm" fo:margin-bottom="0.106cm" style:contextual-spacing="false"/>
    </style:style>
    <style:style style:name="MdTableHeader" style:family="paragraph">
      <style:paragraph-properties fo:margin-top="0.106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MdTableCell" style:family="paragraph">
      <style:paragraph-properties fo:margin-top="0.071cm" fo:margin-bottom="0.071cm" style:contextual-spacing="false"/>
      <style:text-properties fo:font-size="10pt" style:font-size-asian="10pt" style:font-size-complex="10pt"/>
    </style:style>
    <style:style style:name="MdHeading1" style:family="paragraph" style:default-outline-level="1" style:list-style-name="">
      <style:paragraph-properties fo:margin-top="0.847cm" fo:margin-bottom="0.423cm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MdHeading2" style:family="paragraph" style:default-outline-level="2" style:list-style-name="">
      <style:paragraph-properties fo:margin-top="0.706cm" fo:margin-bottom="0.353cm" style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MdHeading3" style:family="paragraph" style:default-outline-level="3" style:list-style-name="">
      <style:paragraph-properties fo:margin-top="0.564cm" fo:margin-bottom="0.282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MdHeading4" style:family="paragraph" style:default-outline-level="4" style:list-style-name="">
      <style:paragraph-properties fo:margin-top="0.494cm" fo:margin-bottom="0.247cm" style:contextual-spacing="false" fo:keep-with-next="always"/>
      <style:text-properties fo:font-size="13pt" fo:font-weight="bold" style:font-size-asian="13pt" style:font-weight-asian="bold" style:font-size-complex="13pt" style:font-weight-complex="bold"/>
    </style:style>
    <style:style style:name="MdHeading5" style:family="paragraph" style:default-outline-level="5" style:list-style-name="">
      <style:paragraph-properties fo:margin-top="0.423cm" fo:margin-bottom="0.212cm" style:contextual-spacing="false" fo:keep-with-next="always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dHeading6" style:family="paragraph" style:default-outline-level="6" style:list-style-name="">
      <style:paragraph-properties fo:margin-top="0.423cm" fo:margin-bottom="0.212cm" style:contextual-spacing="false" fo:keep-with-next="always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#0563c1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MdTag" style:family="text">
      <style:text-properties fo:color="#ed7d31" loext:opacity="100%"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MdLink" style:family="text">
      <style:text-properties fo:color="#0563c1" loext:opacity="100%" style:text-underline-style="solid" style:text-underline-width="auto" style:text-underline-color="font-color"/>
    </style:style>
    <style:style style:name="MdStrong" style:family="text">
      <style:text-properties fo:font-weight="bold" style:font-weight-asian="bold" style:font-weight-complex="bold"/>
    </style:style>
    <style:style style:name="MdEm" style:family="text">
      <style:text-properties fo:font-style="italic" style:font-style-asian="italic" style:font-style-complex="italic"/>
    </style:style>
    <style:style style:name="MdCodespan" style:family="text">
      <style:text-properties fo:color="#70ad47" loext:opacity="100%"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MdDel" style:family="text">
      <style:text-properties style:text-line-through-style="solid" style:text-line-through-type="single"/>
    </style:style>
    <style:style style:name="MdBr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)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)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)" style:num-suffix=")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loext:num-list-format="%8%)" style:num-suffix=")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loext:num-list-format="%9%)" style:num-suffix=")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onverted Document</dc:title>
    <meta:initial-creator>md2docx converter</meta:initial-creator>
    <dc:description>Converted from Markdown</dc:description>
    <meta:editing-cycles>2</meta:editing-cycles>
    <meta:creation-date>2025-11-18T23:56:08.018000000</meta:creation-date>
    <dc:date>2025-11-18T20:55:22.574000000</dc:date>
    <meta:editing-duration>PT1M26S</meta:editing-duration>
    <meta:document-statistic meta:table-count="3" meta:image-count="0" meta:object-count="0" meta:page-count="4" meta:paragraph-count="107" meta:word-count="1006" meta:character-count="6137" meta:non-whitespace-character-count="5240"/>
    <meta:generator>LibreOffice/7.3.4.2$Windows_X86_64 LibreOffice_project/728fec16bd5f605073805c3c9e7c4212a0120dc5</meta:generator>
  </office:meta>
</office:document-meta>
</file>